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ef2b" officeooo:paragraph-rsid="0004ef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Tamás Zolnai</meta:initial-creator>
    <meta:creation-date>2020-01-14T16:11:26.353640498</meta:creation-date>
    <meta:generator>LibreOfficeDev/6.5.0.0.alpha0$Linux_X86_64 LibreOffice_project/aeab5bfa024f7d15099730fa536d78b5a7a7ea01</meta:generator>
    <dc:date>2020-01-14T17:08:59.725248199</dc:date>
    <meta:editing-duration>PT55S</meta:editing-duration>
    <meta:editing-cycles>4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